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9556D8E7.png" manifest:media-type="image/png"/>
  <manifest:file-entry manifest:full-path="Pictures/1000020100000100000001000083A653.png" manifest:media-type="image/png"/>
  <manifest:file-entry manifest:full-path="Pictures/10000201000001000000010064FEF1AF.png" manifest:media-type="image/png"/>
  <manifest:file-entry manifest:full-path="Pictures/1000020100000100000001001E8AAF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solid" draw:fill-color="#ffffff" fo:min-height="0.76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79cm" svg:height="5.079cm" svg:x="0.762cm" svg:y="0.508cm">
          <draw:image xlink:href="Pictures/1000020100000100000001001E8AAFBB.png" xlink:type="simple" xlink:show="embed" xlink:actuate="onLoad">
            <text:p/>
          </draw:image>
        </draw:frame>
        <draw:frame draw:style-name="gr2" draw:layer="layout" svg:width="1.484cm" svg:height="0.645cm" svg:x="2.462cm" svg:y="5.842cm">
          <draw:text-box>
            <text:p>t = 1.0</text:p>
          </draw:text-box>
        </draw:frame>
        <draw:frame draw:style-name="gr1" draw:text-style-name="P1" draw:layer="layout" svg:width="5.079cm" svg:height="5.079cm" svg:x="6.859cm" svg:y="0.509cm">
          <draw:image xlink:href="Pictures/10000201000001000000010064FEF1AF.png" xlink:type="simple" xlink:show="embed" xlink:actuate="onLoad">
            <text:p/>
          </draw:image>
        </draw:frame>
        <draw:frame draw:style-name="gr2" draw:layer="layout" svg:width="1.484cm" svg:height="0.645cm" svg:x="8.656cm" svg:y="5.842cm">
          <draw:text-box>
            <text:p>t = 2.0</text:p>
          </draw:text-box>
        </draw:frame>
        <draw:frame draw:style-name="gr1" draw:text-style-name="P1" draw:layer="layout" svg:width="5.079cm" svg:height="5.079cm" svg:x="0.762cm" svg:y="6.605cm">
          <draw:image xlink:href="Pictures/1000020100000100000001000083A653.png" xlink:type="simple" xlink:show="embed" xlink:actuate="onLoad">
            <text:p/>
          </draw:image>
        </draw:frame>
        <draw:frame draw:style-name="gr2" draw:layer="layout" svg:width="1.484cm" svg:height="0.645cm" svg:x="2.559cm" svg:y="12.004cm">
          <draw:text-box>
            <text:p>t = 3.0</text:p>
          </draw:text-box>
        </draw:frame>
        <draw:frame draw:style-name="gr2" draw:layer="layout" svg:width="1.484cm" svg:height="0.645cm" svg:x="8.656cm" svg:y="12.004cm">
          <draw:text-box>
            <text:p>t = 4.0</text:p>
          </draw:text-box>
        </draw:frame>
        <draw:frame draw:style-name="gr1" draw:text-style-name="P1" draw:layer="layout" svg:width="5.079cm" svg:height="5.079cm" svg:x="6.859cm" svg:y="6.605cm">
          <draw:image xlink:href="Pictures/1000020100000100000001009556D8E7.png" xlink:type="simple" xlink:show="embed" xlink:actuate="onLoad">
            <text:p/>
          </draw:image>
        </draw:frame>
        <draw:custom-shape draw:style-name="gr3" draw:text-style-name="P1" xml:id="id3" draw:id="id3" draw:layer="layout" svg:width="6.046cm" svg:height="0.406cm" svg:x="0.254cm" svg:y="4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6.046cm" svg:height="0.406cm" svg:x="6.299cm" svg:y="1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6.046cm" svg:height="0.406cm" svg:x="0.304cm" svg:y="7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6.046cm" svg:height="0.406cm" draw:transform="rotate (1.56800379999171) translate (7.908cm 12.0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xml:id="id1" draw:id="id1" draw:layer="layout" svg:width="2.54cm" svg:height="1.039cm" svg:x="7.416cm" svg:y="3.2cm">
          <draw:text-box>
            <text:p>Shish-kebob effects</text:p>
          </draw:text-box>
        </draw:frame>
        <draw:connector draw:style-name="gr5" draw:text-style-name="P1" draw:layer="layout" draw:type="line" svg:x1="8.686cm" svg:y1="3.2cm" svg:x2="9.322cm" svg:y2="1.981cm" draw:start-shape="id1" draw:start-glue-point="0" draw:end-shape="id2" draw:end-glue-point="8" svg:d="M8686 3200l636-1219" svg:viewBox="0 0 637 1220">
          <text:p/>
        </draw:connector>
        <draw:connector draw:style-name="gr5" draw:text-style-name="P1" draw:layer="layout" draw:type="line" svg:x1="7.416cm" svg:y1="3.719cm" svg:x2="3.277cm" svg:y2="4.114cm" draw:start-shape="id1" draw:start-glue-point="3" draw:end-shape="id3" draw:end-glue-point="4" svg:d="M7416 3719l-4139 395" svg:viewBox="0 0 4140 396">
          <text:p/>
        </draw:connector>
        <draw:connector draw:style-name="gr5" draw:text-style-name="P1" draw:layer="layout" draw:type="line" svg:x1="8.686cm" svg:y1="4.239cm" svg:x2="3.327cm" svg:y2="7.671cm" draw:start-shape="id1" draw:start-glue-point="2" draw:end-shape="id4" draw:end-glue-point="4" svg:d="M8686 4239l-5359 3432" svg:viewBox="0 0 5360 3433">
          <text:p/>
        </draw:connector>
        <draw:connector draw:style-name="gr5" draw:text-style-name="P1" draw:layer="layout" draw:type="line" svg:x1="8.686cm" svg:y1="4.239cm" svg:x2="8.13cm" svg:y2="6.045cm" draw:start-shape="id1" draw:start-glue-point="2" draw:end-shape="id5" draw:end-glue-point="10" svg:d="M8686 4239l-556 1806" svg:viewBox="0 0 557 18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&lt;jjramsey&gt;</meta:initial-creator>
    <meta:creation-date>2014-09-15T10:31:53</meta:creation-date>
    <dc:date>2015-07-23T10:00:06.497795772</dc:date>
    <dc:creator>James &lt;jjramsey&gt;</dc:creator>
    <meta:editing-duration>PT5M3S</meta:editing-duration>
    <meta:editing-cycles>7</meta:editing-cycles>
    <meta:generator>LibreOffice/4.2.8.2$Linux_X86_64 LibreOffice_project/420$Build-2</meta:generator>
    <meta:document-statistic meta:object-count="17"/>
  </office:meta>
</office:document-meta>
</file>